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76f" officeooo:paragraph-rsid="0014376f"/>
    </style:style>
    <style:style style:name="P2" style:family="paragraph" style:parent-style-name="Standard">
      <style:text-properties officeooo:rsid="0014d042" officeooo:paragraph-rsid="0014d042"/>
    </style:style>
    <style:style style:name="P3" style:family="paragraph" style:parent-style-name="Standard">
      <style:text-properties fo:color="#ff0000" fo:font-weight="bold" officeooo:rsid="0014d042" officeooo:paragraph-rsid="0014d042" style:font-weight-asian="bold" style:font-weight-complex="bold"/>
    </style:style>
    <style:style style:name="P4" style:family="paragraph" style:parent-style-name="Standard">
      <style:text-properties fo:color="#ff0000" fo:font-weight="bold" officeooo:rsid="001654b6" officeooo:paragraph-rsid="001654b6" style:font-weight-asian="bold" style:font-weight-complex="bold"/>
    </style:style>
    <style:style style:name="P5" style:family="paragraph" style:parent-style-name="Standard">
      <style:text-properties fo:color="#000000" officeooo:rsid="0014376f" officeooo:paragraph-rsid="0014376f"/>
    </style:style>
    <style:style style:name="P6" style:family="paragraph" style:parent-style-name="Standard">
      <style:text-properties fo:color="#000000" fo:font-weight="normal" officeooo:rsid="0014376f" officeooo:paragraph-rsid="0014376f" style:font-weight-asian="normal" style:font-weight-complex="normal"/>
    </style:style>
    <style:style style:name="P7" style:family="paragraph" style:parent-style-name="Standard">
      <style:text-properties fo:color="#000000" fo:font-size="24pt" fo:font-style="normal" fo:font-weight="bold" officeooo:rsid="0014376f" officeooo:paragraph-rsid="0014376f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24pt" fo:font-style="normal" style:text-underline-style="solid" style:text-underline-width="auto" style:text-underline-color="font-color" fo:font-weight="bold" officeooo:rsid="0014376f" officeooo:paragraph-rsid="0014376f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text-properties fo:font-weight="normal" officeooo:rsid="0014376f" officeooo:paragraph-rsid="0014376f" style:font-weight-asian="normal" style:font-weight-complex="normal"/>
    </style:style>
    <style:style style:name="T1" style:family="text">
      <style:text-properties officeooo:rsid="0014d042"/>
    </style:style>
    <style:style style:name="T2" style:family="text">
      <style:text-properties fo:color="#55308d"/>
    </style:style>
    <style:style style:name="T3" style:family="text">
      <style:text-properties fo:color="#55308d" fo:font-weight="bold" style:font-weight-asian="bold" style:font-weight-complex="bold"/>
    </style:style>
    <style:style style:name="T4" style:family="text">
      <style:text-properties fo:color="#55308d" fo:font-weight="bold" officeooo:rsid="001654b6" style:font-weight-asian="bold" style:font-weight-complex="bold"/>
    </style:style>
    <style:style style:name="T5" style:family="text">
      <style:text-properties fo:color="#55308d" fo:font-weight="normal" style:font-weight-asian="normal" style:font-weight-complex="normal"/>
    </style:style>
    <style:style style:name="T6" style:family="text">
      <style:text-properties fo:color="#55308d" officeooo:rsid="001654b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54b6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81d41a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officeooo:rsid="001654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/>
      <text:p text:style-name="P8">Diálogo</text:p>
      <text:p text:style-name="P7"/>
      <text:p text:style-name="P1"><text:span text:style-name="T3"/></text:p>
      <text:p text:style-name="P1"><text:span text:style-name="T3"/></text:p>
      <text:p text:style-name="P6"/>
      <text:p text:style-name="P6"><text:span text:style-name="T14">T</text:span>ema : Elegimos un lugar patrimonio de la Humanidad y expresamos nuestro interés por visitarlo, si son 3 alumnos, hay que intentar convencer a uno de los alumnos que prefiere visitar otro lugar.</text:p>
      <text:p text:style-name="P9"><text:span text:style-name="T2"/></text:p>
      <text:p text:style-name="P6"/>
      <text:p text:style-name="P6"><text:span text:style-name="T14">Hamza Mouddene, </text:span>Badr Sajid, <text:span text:style-name="T14">Ahmed Ghanim</text:span></text:p>
      <text:p text:style-name="P5"><text:span text:style-name="T7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Ahmed : </text:span>Buenos días, ¿ Cómo está ?</text:p>
      <text:p text:style-name="P1"/>
      <text:p text:style-name="P1"><text:span text:style-name="T9">Badr : </text:span>muy bien y ¿ vostros ?</text:p>
      <text:p text:style-name="P1"/>
      <text:p text:style-name="P1"><text:span text:style-name="T10">Hamza :</text:span> fenomenale, <text:span text:style-name="T1">gracias.</text:span></text:p>
      <text:p text:style-name="P1"/>
      <text:p text:style-name="P1"><text:span text:style-name="T3">Ahmed :</text:span> me gustaría ofreceros viajar juntos.</text:p>
      <text:p text:style-name="P1"/>
      <text:p text:style-name="P1"><text:span text:style-name="T10">Hamza :</text:span> sí, buena idea, te sugiero que vayas a visitar las pirámides de Egipto.</text:p>
      <text:p text:style-name="P1"/>
      <text:p text:style-name="P2"><text:span text:style-name="T9">Badr : </text:span>no, prefiero visitar Marruecos.</text:p>
      <text:p text:style-name="P2"/>
      <text:p text:style-name="P2"><text:span text:style-name="T3">Ahmed : </text:span>A mí también me gustaría visitar Egipto, porque es un hermoso país soleado, además tiene una gran cantidad de monumentos históricos que vale la pena visitar.</text:p>
      <text:p text:style-name="P2"/>
      <text:p text:style-name="P2"><text:span text:style-name="T10">Hamza :</text:span> Es cierto, además ya hemos visitado Marruecos.</text:p>
      <text:p text:style-name="P2"/>
      <text:p text:style-name="P3">Badr : <text:span text:style-name="T13">Sí, estoy de acuerdo, pero no he visitado todas las ciudades de Marruecos.</text:span></text:p>
      <text:p text:style-name="P3"><text:span text:style-name="T13"/></text:p>
      <text:p text:style-name="P4"><text:span text:style-name="T2">Ahmed :</text:span><text:span text:style-name="T13"> Sí, pero Marruecos no está demasiado lejos, siempre puedes ir los fines de semana.</text:span></text:p>
      <text:p text:style-name="P4"><text:span text:style-name="T13"/></text:p>
      <text:p text:style-name="P4">Badr : <text:span text:style-name="T13">Ok, está bien, vamos a Egipto.</text:span></text:p>
      <text:p text:style-name="P4"><text:span text:style-name="T13"/></text:p>
      <text:p text:style-name="P4"><text:span text:style-name="T2">Hamza : </text:span><text:span text:style-name="T13">¡Empaquemos nuestras maletas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2:39:43.713942914</meta:creation-date>
    <dc:date>2020-11-02T13:18:06.876945555</dc:date>
    <meta:editing-duration>PT17M11S</meta:editing-duration>
    <meta:editing-cycles>1</meta:editing-cycles>
    <meta:document-statistic meta:table-count="0" meta:image-count="0" meta:object-count="0" meta:page-count="1" meta:paragraph-count="15" meta:word-count="169" meta:character-count="957" meta:non-whitespace-character-count="803"/>
    <meta:generator>LibreOffice/6.4.6.2$Linux_X86_64 LibreOffice_project/40$Build-2</meta:generator>
  </office:meta>
</office:document-meta>
</file>